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001cm" style:rel-column-width="2268*"/>
    </style:style>
    <style:style style:name="Table1.B" style:family="table-column">
      <style:table-column-properties style:column-width="13cm" style:rel-column-width="737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001cm" style:rel-column-width="2268*"/>
    </style:style>
    <style:style style:name="Table2.B" style:family="table-column">
      <style:table-column-properties style:column-width="13cm" style:rel-column-width="737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001cm" style:rel-column-width="2268*"/>
    </style:style>
    <style:style style:name="Table3.B" style:family="table-column">
      <style:table-column-properties style:column-width="13cm" style:rel-column-width="7370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001cm" style:rel-column-width="2268*"/>
    </style:style>
    <style:style style:name="Table4.B" style:family="table-column">
      <style:table-column-properties style:column-width="13cm" style:rel-column-width="7370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001cm" style:rel-column-width="2268*"/>
    </style:style>
    <style:style style:name="Table5.B" style:family="table-column">
      <style:table-column-properties style:column-width="13cm" style:rel-column-width="7370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001cm" style:rel-column-width="2268*"/>
    </style:style>
    <style:style style:name="Table6.B" style:family="table-column">
      <style:table-column-properties style:column-width="13cm" style:rel-column-width="7370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4.001cm" style:rel-column-width="2268*"/>
    </style:style>
    <style:style style:name="Table7.B" style:family="table-column">
      <style:table-column-properties style:column-width="13cm" style:rel-column-width="7370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4.001cm" style:rel-column-width="2268*"/>
    </style:style>
    <style:style style:name="Table8.B" style:family="table-column">
      <style:table-column-properties style:column-width="13cm" style:rel-column-width="7370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4.001cm" style:rel-column-width="2268*"/>
    </style:style>
    <style:style style:name="Table9.B" style:family="table-column">
      <style:table-column-properties style:column-width="13cm" style:rel-column-width="7370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4.001cm" style:rel-column-width="2268*"/>
    </style:style>
    <style:style style:name="Table10.B" style:family="table-column">
      <style:table-column-properties style:column-width="13cm" style:rel-column-width="7370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14252"/>
    </style:style>
    <style:style style:name="P2" style:family="paragraph" style:parent-style-name="Text_20_body">
      <style:paragraph-properties fo:text-align="justify" style:justify-single-word="false"/>
      <style:text-properties officeooo:paragraph-rsid="00114252"/>
    </style:style>
    <style:style style:name="P3" style:family="paragraph" style:parent-style-name="Text_20_body">
      <style:text-properties fo:font-weight="normal" officeooo:paragraph-rsid="0012e4ed" style:font-weight-asian="normal" style:font-weight-complex="normal"/>
    </style:style>
    <style:style style:name="P4" style:family="paragraph" style:parent-style-name="Text_20_body">
      <style:text-properties fo:font-weight="normal" officeooo:paragraph-rsid="0015fa2a" style:font-weight-asian="normal" style:font-weight-complex="normal"/>
    </style:style>
    <style:style style:name="P5" style:family="paragraph" style:parent-style-name="Text_20_body">
      <style:text-properties officeooo:paragraph-rsid="0013096d"/>
    </style:style>
    <style:style style:name="P6" style:family="paragraph" style:parent-style-name="Text_20_body">
      <style:text-properties officeooo:paragraph-rsid="00147ccc"/>
    </style:style>
    <style:style style:name="P7" style:family="paragraph" style:parent-style-name="Text_20_body">
      <style:text-properties officeooo:paragraph-rsid="0015fa2a"/>
    </style:style>
    <style:style style:name="P8" style:family="paragraph" style:parent-style-name="Text_20_body">
      <style:text-properties officeooo:paragraph-rsid="00173482"/>
    </style:style>
    <style:style style:name="P9" style:family="paragraph" style:parent-style-name="Text_20_body">
      <style:text-properties officeooo:paragraph-rsid="00199d8d"/>
    </style:style>
    <style:style style:name="P10" style:family="paragraph" style:parent-style-name="Text_20_body">
      <style:text-properties officeooo:paragraph-rsid="001b79e5"/>
    </style:style>
    <style:style style:name="P11" style:family="paragraph" style:parent-style-name="Text_20_body">
      <style:text-properties officeooo:paragraph-rsid="001c0ba6"/>
    </style:style>
    <style:style style:name="P12" style:family="paragraph" style:parent-style-name="Heading_20_2">
      <style:text-properties officeooo:paragraph-rsid="00114252"/>
    </style:style>
    <style:style style:name="P13" style:family="paragraph" style:parent-style-name="Heading_20_2">
      <style:text-properties officeooo:paragraph-rsid="00173482"/>
    </style:style>
    <style:style style:name="P14" style:family="paragraph" style:parent-style-name="Heading_20_2">
      <style:text-properties officeooo:paragraph-rsid="00199d8d"/>
    </style:style>
    <style:style style:name="P15" style:family="paragraph" style:parent-style-name="Heading_20_2">
      <style:text-properties officeooo:paragraph-rsid="001b79e5"/>
    </style:style>
    <style:style style:name="P16" style:family="paragraph" style:parent-style-name="Heading_20_1">
      <style:text-properties officeooo:paragraph-rsid="00114252"/>
    </style:style>
    <style:style style:name="P17" style:family="paragraph" style:parent-style-name="Table_20_Contents">
      <style:paragraph-properties fo:text-align="center" style:justify-single-word="false"/>
      <style:text-properties officeooo:paragraph-rsid="00114252"/>
    </style:style>
    <style:style style:name="P18" style:family="paragraph" style:parent-style-name="Table_20_Contents">
      <style:paragraph-properties fo:text-align="center" style:justify-single-word="false"/>
      <style:text-properties officeooo:paragraph-rsid="0012e4ed"/>
    </style:style>
    <style:style style:name="P19" style:family="paragraph" style:parent-style-name="Table_20_Contents">
      <style:paragraph-properties fo:text-align="center" style:justify-single-word="false"/>
      <style:text-properties officeooo:paragraph-rsid="0013096d"/>
    </style:style>
    <style:style style:name="P20" style:family="paragraph" style:parent-style-name="Table_20_Contents">
      <style:paragraph-properties fo:text-align="center" style:justify-single-word="false"/>
      <style:text-properties officeooo:paragraph-rsid="00147ccc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paragraph-rsid="00114252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paragraph-rsid="0012e4ed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paragraph-rsid="0013096d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paragraph-rsid="00147ccc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tyle="italic" officeooo:paragraph-rsid="00114252" style:font-style-asian="italic" style:font-style-complex="italic"/>
    </style:style>
    <style:style style:name="P26" style:family="paragraph" style:parent-style-name="Table_20_Contents">
      <style:paragraph-properties fo:text-align="center" style:justify-single-word="false"/>
      <style:text-properties fo:font-style="italic" officeooo:paragraph-rsid="0012e4ed" style:font-style-asian="italic" style:font-style-complex="italic"/>
    </style:style>
    <style:style style:name="P27" style:family="paragraph" style:parent-style-name="Table_20_Contents">
      <style:paragraph-properties fo:text-align="center" style:justify-single-word="false"/>
      <style:text-properties fo:font-style="italic" officeooo:paragraph-rsid="0013096d" style:font-style-asian="italic" style:font-style-complex="italic"/>
    </style:style>
    <style:style style:name="P28" style:family="paragraph" style:parent-style-name="Table_20_Contents">
      <style:paragraph-properties fo:text-align="center" style:justify-single-word="false"/>
      <style:text-properties fo:font-style="italic" officeooo:paragraph-rsid="00147ccc" style:font-style-asian="italic" style:font-style-complex="italic"/>
    </style:style>
    <style:style style:name="P29" style:family="paragraph" style:parent-style-name="Heading_20_3">
      <style:text-properties officeooo:paragraph-rsid="00114252"/>
    </style:style>
    <style:style style:name="P30" style:family="paragraph" style:parent-style-name="Heading_20_3">
      <style:text-properties officeooo:paragraph-rsid="0012e4ed"/>
    </style:style>
    <style:style style:name="P31" style:family="paragraph" style:parent-style-name="Heading_20_3">
      <style:text-properties officeooo:paragraph-rsid="0013096d"/>
    </style:style>
    <style:style style:name="P32" style:family="paragraph" style:parent-style-name="Heading_20_3">
      <style:text-properties officeooo:paragraph-rsid="00147ccc"/>
    </style:style>
    <style:style style:name="P33" style:family="paragraph" style:parent-style-name="Heading_20_3">
      <style:text-properties officeooo:paragraph-rsid="0015fa2a"/>
    </style:style>
    <style:style style:name="P34" style:family="paragraph" style:parent-style-name="Heading_20_3">
      <style:text-properties officeooo:paragraph-rsid="001b79e5"/>
    </style:style>
    <style:style style:name="T1" style:family="text">
      <style:text-properties officeooo:rsid="00114252"/>
    </style:style>
    <style:style style:name="T2" style:family="text">
      <style:text-properties fo:font-weight="bold" officeooo:rsid="0012e4ed" style:font-weight-asian="bold" style:font-weight-complex="bold"/>
    </style:style>
    <style:style style:name="T3" style:family="text">
      <style:text-properties fo:font-weight="bold" officeooo:rsid="0013096d" style:font-weight-asian="bold" style:font-weight-complex="bold"/>
    </style:style>
    <style:style style:name="T4" style:family="text">
      <style:text-properties fo:font-weight="bold" officeooo:rsid="00147ccc" style:font-weight-asian="bold" style:font-weight-complex="bold"/>
    </style:style>
    <style:style style:name="T5" style:family="text">
      <style:text-properties fo:font-weight="bold" officeooo:rsid="0015fa2a" style:font-weight-asian="bold" style:font-weight-complex="bold"/>
    </style:style>
    <style:style style:name="T6" style:family="text">
      <style:text-properties fo:font-weight="normal" officeooo:rsid="0012e4ed" style:font-weight-asian="normal" style:font-weight-complex="normal"/>
    </style:style>
    <style:style style:name="T7" style:family="text">
      <style:text-properties fo:font-weight="normal" officeooo:rsid="0013096d" style:font-weight-asian="normal" style:font-weight-complex="normal"/>
    </style:style>
    <style:style style:name="T8" style:family="text">
      <style:text-properties fo:font-weight="normal" officeooo:rsid="00147ccc" style:font-weight-asian="normal" style:font-weight-complex="normal"/>
    </style:style>
    <style:style style:name="T9" style:family="text">
      <style:text-properties fo:font-weight="normal" officeooo:rsid="0015fa2a" style:font-weight-asian="normal" style:font-weight-complex="normal"/>
    </style:style>
    <style:style style:name="T10" style:family="text">
      <style:text-properties officeooo:rsid="0012e4ed"/>
    </style:style>
    <style:style style:name="T11" style:family="text">
      <style:text-properties officeooo:rsid="0013096d"/>
    </style:style>
    <style:style style:name="T12" style:family="text">
      <style:text-properties officeooo:rsid="00147ccc"/>
    </style:style>
    <style:style style:name="T13" style:family="text">
      <style:text-properties officeooo:rsid="0015fa2a"/>
    </style:style>
    <style:style style:name="T14" style:family="text">
      <style:text-properties officeooo:rsid="00173482"/>
    </style:style>
    <style:style style:name="T15" style:family="text">
      <style:text-properties officeooo:rsid="0017d86c"/>
    </style:style>
    <style:style style:name="T16" style:family="text">
      <style:text-properties officeooo:rsid="00199d8d"/>
    </style:style>
    <style:style style:name="T17" style:family="text">
      <style:text-properties officeooo:rsid="001b79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text:span text:style-name="T1">Dokumentacja projektu</text:span></text:h>
      <text:h text:style-name="P12" text:outline-level="2"><text:span text:style-name="T1">Wykorzystywane technologie</text:span></text:h>
      <text:p text:style-name="P11"><text:span text:style-name="T17">//TODO</text:span></text:p>
      <text:h text:style-name="P34" text:outline-level="3"><text:span text:style-name="T17">Spring</text:span></text:h>
      <text:p text:style-name="P10"><text:span text:style-name="T17">//TODO</text:span></text:p>
      <text:h text:style-name="P34" text:outline-level="3"><text:span text:style-name="T17">AngularJS</text:span></text:h>
      <text:p text:style-name="P10"><text:span text:style-name="T17">//TODO</text:span></text:p>
      <text:h text:style-name="P34" text:outline-level="3"><text:span text:style-name="T17">JPA</text:span></text:h>
      <text:p text:style-name="P10"><text:span text:style-name="T17">//TODO</text:span></text:p>
      <text:h text:style-name="P34" text:outline-level="3"><text:span text:style-name="T17">Hibernate</text:span></text:h>
      <text:p text:style-name="P10"><text:span text:style-name="T17">//TODO</text:span></text:p>
      <text:h text:style-name="P34" text:outline-level="3"><text:span text:style-name="T17">PostgreSQL</text:span></text:h>
      <text:p text:style-name="P10"><text:span text:style-name="T17">//TODO</text:span></text:p>
      <text:h text:style-name="P34" text:outline-level="3"><text:span text:style-name="T17">Gradle</text:span></text:h>
      <text:p text:style-name="P10"><text:span text:style-name="T17">//TODO</text:span></text:p>
      <text:h text:style-name="P34" text:outline-level="3"><text:span text:style-name="T17">Git</text:span></text:h>
      <text:p text:style-name="P10"><text:span text:style-name="T17">//TODO</text:span></text:p>
      <text:h text:style-name="P12" text:outline-level="2"><text:span text:style-name="T1">Klasy modelu</text:span></text:h>
      <text:p text:style-name="P1"><text:span text:style-name="T1">//TODO DIAGRAM MODELU</text:span></text:p>
      <text:p text:style-name="P1"><text:span text:style-name="T1">//</text:span><text:span text:style-name="T15">TODO CO NIECO O ROLI JPA</text:span></text:p>
      <text:h text:style-name="P29" text:outline-level="3"><text:span text:style-name="T1">Attachment</text:span></text:h>
      <text:p text:style-name="P2"><text:span text:style-name="T1">Klasa ta przechowuje załącznik dodany przez użytkownika do zgłoszonego problemu. Załącznik może posiadać opcjonalny opis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<text:span text:style-name="T1">Pole</text:span></text:p>
          </table:table-cell>
          <table:table-cell table:style-name="Table1.B1" office:value-type="string">
            <text:p text:style-name="P21"><text:span text:style-name="T1">Opis</text:span></text:p>
          </table:table-cell>
        </table:table-row>
        <table:table-row>
          <table:table-cell table:style-name="Table1.A2" office:value-type="string">
            <text:p text:style-name="P25"><text:span text:style-name="T1">id</text:span></text:p>
          </table:table-cell>
          <table:table-cell table:style-name="Table1.B2" office:value-type="string">
            <text:p text:style-name="P17"><text:span text:style-name="T1">Identyfikator</text:span></text:p>
          </table:table-cell>
        </table:table-row>
        <table:table-row>
          <table:table-cell table:style-name="Table1.A2" office:value-type="string">
            <text:p text:style-name="P25"><text:span text:style-name="T1">description</text:span></text:p>
          </table:table-cell>
          <table:table-cell table:style-name="Table1.B2" office:value-type="string">
            <text:p text:style-name="P17"><text:span text:style-name="T1">Opis załącznika</text:span></text:p>
          </table:table-cell>
        </table:table-row>
        <table:table-row>
          <table:table-cell table:style-name="Table1.A2" office:value-type="string">
            <text:p text:style-name="P25"><text:span text:style-name="T1">file</text:span></text:p>
          </table:table-cell>
          <table:table-cell table:style-name="Table1.B2" office:value-type="string">
            <text:p text:style-name="P17"><text:span text:style-name="T1">Tablica bajtów zawierająca właściwy załącznik</text:span></text:p>
          </table:table-cell>
        </table:table-row>
        <table:table-row>
          <table:table-cell table:style-name="Table1.A2" office:value-type="string">
            <text:p text:style-name="P25"><text:span text:style-name="T1">bug</text:span></text:p>
          </table:table-cell>
          <table:table-cell table:style-name="Table1.B2" office:value-type="string">
            <text:p text:style-name="P17"><text:span text:style-name="T1">Referencja do obiektu </text:span><text:span text:style-name="T2">Bug</text:span><text:span text:style-name="T1">, którego dotyczy załącznik</text:span></text:p>
          </table:table-cell>
        </table:table-row>
      </table:table>
      <text:h text:style-name="P29" text:outline-level="3"><text:soft-page-break/><text:span text:style-name="T1">Bug</text:span></text:h>
      <text:p text:style-name="P2"><text:span text:style-name="T1">Jedna z podstawowych klas modelu aplikacji. Przechowuje informacje o problemie zgłoszonym przez użytkownika. 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<text:span text:style-name="T1">Pole</text:span></text:p>
          </table:table-cell>
          <table:table-cell table:style-name="Table2.B1" office:value-type="string">
            <text:p text:style-name="P21"><text:span text:style-name="T1">Opis</text:span></text:p>
          </table:table-cell>
        </table:table-row>
        <table:table-row>
          <table:table-cell table:style-name="Table2.A2" office:value-type="string">
            <text:p text:style-name="P25"><text:span text:style-name="T1">tag</text:span></text:p>
          </table:table-cell>
          <table:table-cell table:style-name="Table2.B2" office:value-type="string">
            <text:p text:style-name="P18"><text:span text:style-name="T10">Identyfikator bug'a. Generowany przy tworzeniu.</text:span></text:p>
          </table:table-cell>
        </table:table-row>
        <table:table-row>
          <table:table-cell table:style-name="Table2.A2" office:value-type="string">
            <text:p text:style-name="P25"><text:span text:style-name="T1">name</text:span></text:p>
          </table:table-cell>
          <table:table-cell table:style-name="Table2.B2" office:value-type="string">
            <text:p text:style-name="P18"><text:span text:style-name="T10">Nazwa bug'a nadawana mu przez tworzącego. Ma za zadanie, krótko opisać zagadnienie.</text:span></text:p>
          </table:table-cell>
        </table:table-row>
        <table:table-row>
          <table:table-cell table:style-name="Table2.A2" office:value-type="string">
            <text:p text:style-name="P25"><text:span text:style-name="T1">description</text:span></text:p>
          </table:table-cell>
          <table:table-cell table:style-name="Table2.B2" office:value-type="string">
            <text:p text:style-name="P18"><text:span text:style-name="T10">Opis bug'a.</text:span></text:p>
          </table:table-cell>
        </table:table-row>
        <table:table-row>
          <table:table-cell table:style-name="Table2.A2" office:value-type="string">
            <text:p text:style-name="P25"><text:span text:style-name="T1">dateCreated</text:span></text:p>
          </table:table-cell>
          <table:table-cell table:style-name="Table2.B2" office:value-type="string">
            <text:p text:style-name="P18"><text:span text:style-name="T10">Data utworzenia bug'a. Pole wypełnianie automatycznie przez Spring'a.</text:span></text:p>
          </table:table-cell>
        </table:table-row>
        <table:table-row>
          <table:table-cell table:style-name="Table2.A2" office:value-type="string">
            <text:p text:style-name="P25"><text:span text:style-name="T1">dateModified</text:span></text:p>
          </table:table-cell>
          <table:table-cell table:style-name="Table2.B2" office:value-type="string">
            <text:p text:style-name="P18"><text:span text:style-name="T10">Data ostatniej modyfikacji bug'a. Pole wypełniane automatycznie przez Spring'a.</text:span></text:p>
          </table:table-cell>
        </table:table-row>
        <table:table-row>
          <table:table-cell table:style-name="Table2.A2" office:value-type="string">
            <text:p text:style-name="P25"><text:span text:style-name="T1">reporter</text:span></text:p>
          </table:table-cell>
          <table:table-cell table:style-name="Table2.B2" office:value-type="string">
            <text:p text:style-name="P18"><text:span text:style-name="T10">Referencja do obiektu </text:span><text:span text:style-name="T2">User</text:span><text:span text:style-name="T6"> reprezentującego osobę zgłaszającą bug. Nie należy jej zmieniać po utworzeniu.</text:span></text:p>
          </table:table-cell>
        </table:table-row>
        <table:table-row>
          <table:table-cell table:style-name="Table2.A2" office:value-type="string">
            <text:p text:style-name="P25"><text:span text:style-name="T1">assignee</text:span></text:p>
          </table:table-cell>
          <table:table-cell table:style-name="Table2.B2" office:value-type="string">
            <text:p text:style-name="P18"><text:span text:style-name="T10">Referencja do obiektu </text:span><text:span text:style-name="T2">User</text:span><text:span text:style-name="T6"> wskazująca na osobę obsługującą dany błąd.</text:span></text:p>
          </table:table-cell>
        </table:table-row>
        <table:table-row>
          <table:table-cell table:style-name="Table2.A2" office:value-type="string">
            <text:p text:style-name="P26"><text:span text:style-name="T10">project</text:span></text:p>
          </table:table-cell>
          <table:table-cell table:style-name="Table2.B2" office:value-type="string">
            <text:p text:style-name="P18"><text:span text:style-name="T10">Referencja do obiektu </text:span><text:span text:style-name="T2">Project</text:span><text:span text:style-name="T6">, do którego podpięty jest bug.</text:span></text:p>
          </table:table-cell>
        </table:table-row>
        <table:table-row>
          <table:table-cell table:style-name="Table2.A2" office:value-type="string">
            <text:p text:style-name="P26"><text:span text:style-name="T10">attachments</text:span></text:p>
          </table:table-cell>
          <table:table-cell table:style-name="Table2.B2" office:value-type="string">
            <text:p text:style-name="P18"><text:span text:style-name="T10">Zbiór załączników.</text:span></text:p>
          </table:table-cell>
        </table:table-row>
        <table:table-row>
          <table:table-cell table:style-name="Table2.A2" office:value-type="string">
            <text:p text:style-name="P26"><text:span text:style-name="T10">comments</text:span></text:p>
          </table:table-cell>
          <table:table-cell table:style-name="Table2.B2" office:value-type="string">
            <text:p text:style-name="P18"><text:span text:style-name="T10">Zbiór komentarzy.</text:span></text:p>
          </table:table-cell>
        </table:table-row>
        <table:table-row>
          <table:table-cell table:style-name="Table2.A2" office:value-type="string">
            <text:p text:style-name="P26"><text:span text:style-name="T10">state</text:span></text:p>
          </table:table-cell>
          <table:table-cell table:style-name="Table2.B2" office:value-type="string">
            <text:p text:style-name="P18"><text:span text:style-name="T10">Stan, w którym znajduje się bug. Wykaz dostępnych stanów znajduje się w tabeli poniżej.</text:span></text:p>
          </table:table-cell>
        </table:table-row>
        <table:table-row>
          <table:table-cell table:style-name="Table2.A2" office:value-type="string">
            <text:p text:style-name="P26"><text:span text:style-name="T10">priority</text:span></text:p>
          </table:table-cell>
          <table:table-cell table:style-name="Table2.B2" office:value-type="string">
            <text:p text:style-name="P18"><text:span text:style-name="T10">Priorytet przypisany danemu błędowi. Wykaz priorytetów znajduje się w tabeli poniżej.</text:span></text:p>
          </table:table-cell>
        </table:table-row>
      </table:table>
      <text:p text:style-name="P2"><text:span text:style-name="T1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2"><text:span text:style-name="T10">Stan</text:span></text:p>
          </table:table-cell>
          <table:table-cell table:style-name="Table3.B1" office:value-type="string">
            <text:p text:style-name="P22"><text:span text:style-name="T10">Opis</text:span></text:p>
          </table:table-cell>
        </table:table-row>
        <table:table-row>
          <table:table-cell table:style-name="Table3.A2" office:value-type="string">
            <text:p text:style-name="P26"><text:span text:style-name="T10">New</text:span></text:p>
          </table:table-cell>
          <table:table-cell table:style-name="Table3.B2" office:value-type="string">
            <text:p text:style-name="P18"><text:span text:style-name="T10">Błąd został zgłoszony ale nie został jeszcze w żadne sposób przetworzony.</text:span></text:p>
          </table:table-cell>
        </table:table-row>
        <table:table-row>
          <table:table-cell table:style-name="Table3.A2" office:value-type="string">
            <text:p text:style-name="P26"><text:span text:style-name="T10">Rejected</text:span></text:p>
          </table:table-cell>
          <table:table-cell table:style-name="Table3.B2" office:value-type="string">
            <text:p text:style-name="P18"><text:span text:style-name="T10">Błąd został odrzucony.</text:span></text:p>
          </table:table-cell>
        </table:table-row>
        <table:table-row>
          <table:table-cell table:style-name="Table3.A2" office:value-type="string">
            <text:p text:style-name="P26"><text:span text:style-name="T10">In progress</text:span></text:p>
          </table:table-cell>
          <table:table-cell table:style-name="Table3.B2" office:value-type="string">
            <text:p text:style-name="P18"><text:span text:style-name="T10">Błąd jest w trakcie obsługi, powinien mieć przypisaną osobę odpowiedzialną.</text:span></text:p>
          </table:table-cell>
        </table:table-row>
        <table:table-row>
          <table:table-cell table:style-name="Table3.A2" office:value-type="string">
            <text:p text:style-name="P26"><text:span text:style-name="T10">Ready to test</text:span></text:p>
          </table:table-cell>
          <table:table-cell table:style-name="Table3.B2" office:value-type="string">
            <text:p text:style-name="P18"><text:span text:style-name="T10">Błąd został naprawiony. Zgłaszający powinien przetestować rozwiązanie</text:span></text:p>
          </table:table-cell>
        </table:table-row>
        <table:table-row>
          <table:table-cell table:style-name="Table3.A2" office:value-type="string">
            <text:p text:style-name="P26"><text:span text:style-name="T10">Reopened</text:span></text:p>
          </table:table-cell>
          <table:table-cell table:style-name="Table3.B2" office:value-type="string">
            <text:p text:style-name="P18"><text:span text:style-name="T10">Błąd został zwrócony przez zgłaszającego. Zaproponowane rozwiązanie okazało się niewłaściwe.</text:span></text:p>
          </table:table-cell>
        </table:table-row>
        <table:table-row>
          <table:table-cell table:style-name="Table3.A2" office:value-type="string">
            <text:p text:style-name="P26"><text:span text:style-name="T10">Stopped</text:span></text:p>
          </table:table-cell>
          <table:table-cell table:style-name="Table3.B2" office:value-type="string">
            <text:p text:style-name="P18"><text:span text:style-name="T10">Obsługa błędu została zawieszona.</text:span></text:p>
          </table:table-cell>
        </table:table-row>
        <table:table-row>
          <table:table-cell table:style-name="Table3.A2" office:value-type="string">
            <text:p text:style-name="P26"><text:span text:style-name="T10">Closed</text:span></text:p>
          </table:table-cell>
          <table:table-cell table:style-name="Table3.B2" office:value-type="string">
            <text:p text:style-name="P18"><text:span text:style-name="T10">Błąd został rozwiązany.</text:span></text:p>
          </table:table-cell>
        </table:table-row>
      </table:table>
      <text:p text:style-name="P2"><text:span text:style-name="T1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2"><text:span text:style-name="T10">Priorytet</text:span></text:p>
          </table:table-cell>
          <table:table-cell table:style-name="Table4.B1" office:value-type="string">
            <text:p text:style-name="P22"><text:span text:style-name="T10">Opis</text:span></text:p>
          </table:table-cell>
        </table:table-row>
        <table:table-row>
          <table:table-cell table:style-name="Table4.A2" office:value-type="string">
            <text:p text:style-name="P26"><text:span text:style-name="T10">Low</text:span></text:p>
          </table:table-cell>
          <table:table-cell table:style-name="Table4.B2" office:value-type="string">
            <text:p text:style-name="P18"><text:span text:style-name="T10">Najniższy priorytet błędu. Przypisywany gdy znaczenie biznesowe jest niewielkie.</text:span></text:p>
          </table:table-cell>
        </table:table-row>
        <table:table-row>
          <table:table-cell table:style-name="Table4.A2" office:value-type="string">
            <text:p text:style-name="P26"><text:span text:style-name="T10">Normal</text:span></text:p>
          </table:table-cell>
          <table:table-cell table:style-name="Table4.B2" office:value-type="string">
            <text:p text:style-name="P18"><text:span text:style-name="T10">Podstawowy priorytet błędu.</text:span></text:p>
          </table:table-cell>
        </table:table-row>
        <table:table-row>
          <table:table-cell table:style-name="Table4.A2" office:value-type="string">
            <text:p text:style-name="P26"><text:span text:style-name="T10">High</text:span></text:p>
          </table:table-cell>
          <table:table-cell table:style-name="Table4.B2" office:value-type="string">
            <text:p text:style-name="P18"><text:span text:style-name="T10">Błąd o zwiększonym priorytecie.</text:span></text:p>
          </table:table-cell>
        </table:table-row>
        <table:table-row>
          <table:table-cell table:style-name="Table4.A2" office:value-type="string">
            <text:p text:style-name="P26"><text:span text:style-name="T10">Critical</text:span></text:p>
          </table:table-cell>
          <table:table-cell table:style-name="Table4.B2" office:value-type="string">
            <text:p text:style-name="P18"><text:span text:style-name="T10">Najwyższy priorytet błędu.</text:span></text:p>
          </table:table-cell>
        </table:table-row>
      </table:table>
      <text:h text:style-name="P30" text:outline-level="3"><text:soft-page-break/><text:span text:style-name="T2">Comment</text:span></text:h>
      <text:p text:style-name="P3"><text:span text:style-name="T10">Klasa przechowująca informacje na temat komentarza dodanego do błędu.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2"><text:span text:style-name="T10">Pole</text:span></text:p>
          </table:table-cell>
          <table:table-cell table:style-name="Table5.B1" office:value-type="string">
            <text:p text:style-name="P22"><text:span text:style-name="T10">Opis</text:span></text:p>
          </table:table-cell>
        </table:table-row>
        <table:table-row>
          <table:table-cell table:style-name="Table5.A2" office:value-type="string">
            <text:p text:style-name="P18"><text:span text:style-name="T10">id</text:span></text:p>
          </table:table-cell>
          <table:table-cell table:style-name="Table5.B2" office:value-type="string">
            <text:p text:style-name="P18"><text:span text:style-name="T10">Identyfikator.</text:span></text:p>
          </table:table-cell>
        </table:table-row>
        <table:table-row>
          <table:table-cell table:style-name="Table5.A2" office:value-type="string">
            <text:p text:style-name="P18"><text:span text:style-name="T10">content</text:span></text:p>
          </table:table-cell>
          <table:table-cell table:style-name="Table5.B2" office:value-type="string">
            <text:p text:style-name="P18"><text:span text:style-name="T10">Zawartość komentarza.</text:span></text:p>
          </table:table-cell>
        </table:table-row>
        <table:table-row>
          <table:table-cell table:style-name="Table5.A2" office:value-type="string">
            <text:p text:style-name="P18"><text:span text:style-name="T10">dateCreated</text:span></text:p>
          </table:table-cell>
          <table:table-cell table:style-name="Table5.B2" office:value-type="string">
            <text:p text:style-name="P18"><text:span text:style-name="T10">Data utworzenia komentarza. Pole wypełniane automatycznie przez Spring'a.</text:span></text:p>
          </table:table-cell>
        </table:table-row>
        <table:table-row>
          <table:table-cell table:style-name="Table5.A2" office:value-type="string">
            <text:p text:style-name="P18"><text:span text:style-name="T10">author</text:span></text:p>
          </table:table-cell>
          <table:table-cell table:style-name="Table5.B2" office:value-type="string">
            <text:p text:style-name="P18"><text:span text:style-name="T10">Referencja do obiektu </text:span><text:span text:style-name="T2">User</text:span><text:span text:style-name="T6"> reprezentującego autora komentarza.</text:span></text:p>
          </table:table-cell>
        </table:table-row>
        <table:table-row>
          <table:table-cell table:style-name="Table5.A2" office:value-type="string">
            <text:p text:style-name="P18"><text:span text:style-name="T10">bug</text:span></text:p>
          </table:table-cell>
          <table:table-cell table:style-name="Table5.B2" office:value-type="string">
            <text:p text:style-name="P18"><text:span text:style-name="T10">Referencja do obiektu </text:span><text:span text:style-name="T2">Bug</text:span><text:span text:style-name="T6">, do którego adresowany jest komentarz.</text:span></text:p>
          </table:table-cell>
        </table:table-row>
      </table:table>
      <text:h text:style-name="P30" text:outline-level="3"><text:span text:style-name="T10">Permission</text:span></text:h>
      <text:p text:style-name="P5"><text:span text:style-name="T11">Jedna z klas stworzonych w celu zapewnienia bezpieczeństwa wykonywanych operacji. Opisuje uprawnienie do jakiego ma prawo rola.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3"><text:span text:style-name="T11">Pole</text:span></text:p>
          </table:table-cell>
          <table:table-cell table:style-name="Table6.B1" office:value-type="string">
            <text:p text:style-name="P23"><text:span text:style-name="T11">Opis</text:span></text:p>
          </table:table-cell>
        </table:table-row>
        <table:table-row>
          <table:table-cell table:style-name="Table6.A2" office:value-type="string">
            <text:p text:style-name="P27"><text:span text:style-name="T11">permissionName</text:span></text:p>
          </table:table-cell>
          <table:table-cell table:style-name="Table6.B2" office:value-type="string">
            <text:p text:style-name="P19"><text:span text:style-name="T11">Nazwa uprawnienia. Jest jednocześnie jego identyfikatorem.</text:span></text:p>
          </table:table-cell>
        </table:table-row>
      </table:table>
      <text:h text:style-name="P31" text:outline-level="3"><text:span text:style-name="T11">Project</text:span></text:h>
      <text:p text:style-name="P5"><text:span text:style-name="T11">Podstawowa klasa modelu. Przechowuje informacje o projekcie, do którego zgłaszane są błędy oraz <text:s/>do którego przypisani są użytkownicy.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3"><text:span text:style-name="T11">Pole</text:span></text:p>
          </table:table-cell>
          <table:table-cell table:style-name="Table7.B1" office:value-type="string">
            <text:p text:style-name="P23"><text:span text:style-name="T11">Opis</text:span></text:p>
          </table:table-cell>
        </table:table-row>
        <table:table-row>
          <table:table-cell table:style-name="Table7.A2" office:value-type="string">
            <text:p text:style-name="P19"><text:span text:style-name="T11">id</text:span></text:p>
          </table:table-cell>
          <table:table-cell table:style-name="Table7.B2" office:value-type="string">
            <text:p text:style-name="P19"><text:span text:style-name="T11">Identyfikator.</text:span></text:p>
          </table:table-cell>
        </table:table-row>
        <table:table-row>
          <table:table-cell table:style-name="Table7.A2" office:value-type="string">
            <text:p text:style-name="P19"><text:span text:style-name="T11">name</text:span></text:p>
          </table:table-cell>
          <table:table-cell table:style-name="Table7.B2" office:value-type="string">
            <text:p text:style-name="P19"><text:span text:style-name="T11">Nazwa projektu.</text:span></text:p>
          </table:table-cell>
        </table:table-row>
        <table:table-row>
          <table:table-cell table:style-name="Table7.A2" office:value-type="string">
            <text:p text:style-name="P19"><text:span text:style-name="T11">description</text:span></text:p>
          </table:table-cell>
          <table:table-cell table:style-name="Table7.B2" office:value-type="string">
            <text:p text:style-name="P19"><text:span text:style-name="T11">Opis projektu.</text:span></text:p>
          </table:table-cell>
        </table:table-row>
        <table:table-row>
          <table:table-cell table:style-name="Table7.A2" office:value-type="string">
            <text:p text:style-name="P19"><text:span text:style-name="T11">dateCreated</text:span></text:p>
          </table:table-cell>
          <table:table-cell table:style-name="Table7.B2" office:value-type="string">
            <text:p text:style-name="P19"><text:span text:style-name="T11">Data utworzenia projektu. Pole wypełniane automatycznie przez Spring'a.</text:span></text:p>
          </table:table-cell>
        </table:table-row>
        <table:table-row>
          <table:table-cell table:style-name="Table7.A2" office:value-type="string">
            <text:p text:style-name="P19"><text:span text:style-name="T11">dateModified</text:span></text:p>
          </table:table-cell>
          <table:table-cell table:style-name="Table7.B2" office:value-type="string">
            <text:p text:style-name="P19"><text:span text:style-name="T11">Data ostatniej modyfikacji projektu. Pole wypełnianie automatycznie przez Spring'a.</text:span></text:p>
          </table:table-cell>
        </table:table-row>
        <table:table-row>
          <table:table-cell table:style-name="Table7.A2" office:value-type="string">
            <text:p text:style-name="P19"><text:span text:style-name="T11">bugs</text:span></text:p>
          </table:table-cell>
          <table:table-cell table:style-name="Table7.B2" office:value-type="string">
            <text:p text:style-name="P19"><text:span text:style-name="T11">Zbiór błędów zgłoszonych do danego projektu.</text:span></text:p>
          </table:table-cell>
        </table:table-row>
      </table:table>
      <text:h text:style-name="P31" text:outline-level="3"><text:span text:style-name="T11">ProjectRole</text:span></text:h>
      <text:p text:style-name="P7"><text:span text:style-name="T11">Rola projektowa. Oznacza funkcję, którą użytkownik pełni w projekcie. Jak </text:span><text:span text:style-name="T3">Role</text:span><text:span text:style-name="T7"> pełni funkcję agregatora uprawnień. Służy do ustalenia do czego w danym projekcie użytkownik ma prawo. </text:span><text:span text:style-name="T9">Dziedziczy po klasie </text:span><text:span text:style-name="T5">Role</text:span><text:span text:style-name="T9">.</text:span></text:p>
      <text:h text:style-name="P31" text:outline-level="3"><text:span text:style-name="T11">Role</text:span></text:h>
      <text:p text:style-name="P5"><text:span text:style-name="T11">Klasa opisująca rolę, która jest agregatorem uprawnień.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3"><text:span text:style-name="T11">Pole</text:span></text:p>
          </table:table-cell>
          <table:table-cell table:style-name="Table8.B1" office:value-type="string">
            <text:p text:style-name="P23"><text:span text:style-name="T11">Opis</text:span></text:p>
          </table:table-cell>
        </table:table-row>
        <table:table-row>
          <table:table-cell table:style-name="Table8.A2" office:value-type="string">
            <text:p text:style-name="P27"><text:span text:style-name="T11">roleName</text:span></text:p>
          </table:table-cell>
          <table:table-cell table:style-name="Table8.B2" office:value-type="string">
            <text:p text:style-name="P19"><text:span text:style-name="T11">Nazwa roli będąca jej identyfikatorem.</text:span></text:p>
          </table:table-cell>
        </table:table-row>
        <table:table-row>
          <table:table-cell table:style-name="Table8.A2" office:value-type="string">
            <text:p text:style-name="P27"><text:span text:style-name="T11">permissions</text:span></text:p>
          </table:table-cell>
          <table:table-cell table:style-name="Table8.B2" office:value-type="string">
            <text:p text:style-name="P19"><text:span text:style-name="T11">Zbiór uprawnień.</text:span></text:p>
          </table:table-cell>
        </table:table-row>
      </table:table>
      <text:h text:style-name="P31" text:outline-level="3"><text:soft-page-break/><text:span text:style-name="T11">User</text:span></text:h>
      <text:p text:style-name="P6"><text:span text:style-name="T12">Klasa przechowująca informację o użytkowniku aplikacji.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4"><text:span text:style-name="T12">Pole</text:span></text:p>
          </table:table-cell>
          <table:table-cell table:style-name="Table9.B1" office:value-type="string">
            <text:p text:style-name="P24"><text:span text:style-name="T12">Opis</text:span></text:p>
          </table:table-cell>
        </table:table-row>
        <table:table-row>
          <table:table-cell table:style-name="Table9.A2" office:value-type="string">
            <text:p text:style-name="P28"><text:span text:style-name="T12">id</text:span></text:p>
          </table:table-cell>
          <table:table-cell table:style-name="Table9.B2" office:value-type="string">
            <text:p text:style-name="P20"><text:span text:style-name="T12">Identyfikator.</text:span></text:p>
          </table:table-cell>
        </table:table-row>
        <table:table-row>
          <table:table-cell table:style-name="Table9.A2" office:value-type="string">
            <text:p text:style-name="P28"><text:span text:style-name="T12">login</text:span></text:p>
          </table:table-cell>
          <table:table-cell table:style-name="Table9.B2" office:value-type="string">
            <text:p text:style-name="P20"><text:span text:style-name="T12">Login użytkownika. Unikalny.</text:span></text:p>
          </table:table-cell>
        </table:table-row>
        <table:table-row>
          <table:table-cell table:style-name="Table9.A2" office:value-type="string">
            <text:p text:style-name="P28"><text:span text:style-name="T12">password</text:span></text:p>
          </table:table-cell>
          <table:table-cell table:style-name="Table9.B2" office:value-type="string">
            <text:p text:style-name="P20"><text:span text:style-name="T12">Zakodowane hasło użytkownika.</text:span></text:p>
          </table:table-cell>
        </table:table-row>
        <table:table-row>
          <table:table-cell table:style-name="Table9.A2" office:value-type="string">
            <text:p text:style-name="P28"><text:span text:style-name="T12">firstName</text:span></text:p>
          </table:table-cell>
          <table:table-cell table:style-name="Table9.B2" office:value-type="string">
            <text:p text:style-name="P20"><text:span text:style-name="T12">Imię.</text:span></text:p>
          </table:table-cell>
        </table:table-row>
        <table:table-row>
          <table:table-cell table:style-name="Table9.A2" office:value-type="string">
            <text:p text:style-name="P28"><text:span text:style-name="T12">lastName</text:span></text:p>
          </table:table-cell>
          <table:table-cell table:style-name="Table9.B2" office:value-type="string">
            <text:p text:style-name="P20"><text:span text:style-name="T12">Nazwisko.</text:span></text:p>
          </table:table-cell>
        </table:table-row>
        <table:table-row>
          <table:table-cell table:style-name="Table9.A2" office:value-type="string">
            <text:p text:style-name="P28"><text:span text:style-name="T12">email</text:span></text:p>
          </table:table-cell>
          <table:table-cell table:style-name="Table9.B2" office:value-type="string">
            <text:p text:style-name="P20"><text:span text:style-name="T12">Adres e-mail użytkownika.</text:span></text:p>
          </table:table-cell>
        </table:table-row>
        <table:table-row>
          <table:table-cell table:style-name="Table9.A2" office:value-type="string">
            <text:p text:style-name="P28"><text:span text:style-name="T12">enabled</text:span></text:p>
          </table:table-cell>
          <table:table-cell table:style-name="Table9.B2" office:value-type="string">
            <text:p text:style-name="P20"><text:span text:style-name="T12">Pole informujące o tym czy konto jest aktywne.</text:span></text:p>
          </table:table-cell>
        </table:table-row>
        <table:table-row>
          <table:table-cell table:style-name="Table9.A2" office:value-type="string">
            <text:p text:style-name="P28"><text:span text:style-name="T12">expired</text:span></text:p>
          </table:table-cell>
          <table:table-cell table:style-name="Table9.B2" office:value-type="string">
            <text:p text:style-name="P20"><text:span text:style-name="T12">Pole informujące o tym czy konto wygasło.</text:span></text:p>
          </table:table-cell>
        </table:table-row>
        <table:table-row>
          <table:table-cell table:style-name="Table9.A2" office:value-type="string">
            <text:p text:style-name="P28"><text:span text:style-name="T12">locked</text:span></text:p>
          </table:table-cell>
          <table:table-cell table:style-name="Table9.B2" office:value-type="string">
            <text:p text:style-name="P20"><text:span text:style-name="T12">Pole informujące o tym czy konto jest zablokowane.</text:span></text:p>
          </table:table-cell>
        </table:table-row>
        <table:table-row>
          <table:table-cell table:style-name="Table9.A2" office:value-type="string">
            <text:p text:style-name="P28"><text:span text:style-name="T12">bugsReported</text:span></text:p>
          </table:table-cell>
          <table:table-cell table:style-name="Table9.B2" office:value-type="string">
            <text:p text:style-name="P20"><text:span text:style-name="T12">Zbiór zgłoszonych błędów.</text:span></text:p>
          </table:table-cell>
        </table:table-row>
        <table:table-row>
          <table:table-cell table:style-name="Table9.A2" office:value-type="string">
            <text:p text:style-name="P28"><text:span text:style-name="T12">bugsAssigned</text:span></text:p>
          </table:table-cell>
          <table:table-cell table:style-name="Table9.B2" office:value-type="string">
            <text:p text:style-name="P20"><text:span text:style-name="T12">Zbiór przypisanych błędów.</text:span></text:p>
          </table:table-cell>
        </table:table-row>
        <table:table-row>
          <table:table-cell table:style-name="Table9.A2" office:value-type="string">
            <text:p text:style-name="P28"><text:span text:style-name="T12">comments</text:span></text:p>
          </table:table-cell>
          <table:table-cell table:style-name="Table9.B2" office:value-type="string">
            <text:p text:style-name="P20"><text:span text:style-name="T12">Zbiór zgłoszonych komentarzy.</text:span></text:p>
          </table:table-cell>
        </table:table-row>
        <table:table-row>
          <table:table-cell table:style-name="Table9.A2" office:value-type="string">
            <text:p text:style-name="P28"><text:span text:style-name="T12">userRole</text:span></text:p>
          </table:table-cell>
          <table:table-cell table:style-name="Table9.B2" office:value-type="string">
            <text:p text:style-name="P20"><text:span text:style-name="T12">Referencja do obiektu </text:span><text:span text:style-name="T4">UserRole</text:span><text:span text:style-name="T8"> przechowującego informację o tym jaką rolę pełni dany użytkownik.</text:span></text:p>
          </table:table-cell>
        </table:table-row>
      </table:table>
      <text:h text:style-name="P32" text:outline-level="3"><text:span text:style-name="T12">UserProjectRole</text:span></text:h>
      <text:p text:style-name="P6"><text:span text:style-name="T12">Encja łącząca obiekty </text:span><text:span text:style-name="T4">User</text:span><text:span text:style-name="T8">, </text:span><text:span text:style-name="T4">Project</text:span><text:span text:style-name="T8"> oraz </text:span><text:span text:style-name="T4">Role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1"><text:span text:style-name="T1">Pole</text:span></text:p>
          </table:table-cell>
          <table:table-cell table:style-name="Table10.B1" office:value-type="string">
            <text:p text:style-name="P21"><text:span text:style-name="T1">Opis</text:span></text:p>
          </table:table-cell>
        </table:table-row>
        <table:table-row>
          <table:table-cell table:style-name="Table10.A2" office:value-type="string">
            <text:p text:style-name="P28"><text:span text:style-name="T12">id</text:span></text:p>
          </table:table-cell>
          <table:table-cell table:style-name="Table10.B2" office:value-type="string">
            <text:p text:style-name="P20"><text:span text:style-name="T12">Identyfikator połączenia.</text:span></text:p>
          </table:table-cell>
        </table:table-row>
        <table:table-row>
          <table:table-cell table:style-name="Table10.A2" office:value-type="string">
            <text:p text:style-name="P28"><text:span text:style-name="T12">user</text:span></text:p>
          </table:table-cell>
          <table:table-cell table:style-name="Table10.B2" office:value-type="string">
            <text:p text:style-name="P20"><text:span text:style-name="T12">Referencja do obiektu </text:span><text:span text:style-name="T4">User</text:span><text:span text:style-name="T8">.</text:span></text:p>
          </table:table-cell>
        </table:table-row>
        <table:table-row>
          <table:table-cell table:style-name="Table10.A2" office:value-type="string">
            <text:p text:style-name="P28"><text:span text:style-name="T12">project</text:span></text:p>
          </table:table-cell>
          <table:table-cell table:style-name="Table10.B2" office:value-type="string">
            <text:p text:style-name="P20"><text:span text:style-name="T12">Referencja do obiektu </text:span><text:span text:style-name="T4">Project</text:span><text:span text:style-name="T8">.</text:span></text:p>
          </table:table-cell>
        </table:table-row>
        <table:table-row>
          <table:table-cell table:style-name="Table10.A2" office:value-type="string">
            <text:p text:style-name="P28"><text:span text:style-name="T12">projectRole</text:span></text:p>
          </table:table-cell>
          <table:table-cell table:style-name="Table10.B2" office:value-type="string">
            <text:p text:style-name="P20"><text:span text:style-name="T12">Referencja do obiektu </text:span><text:span text:style-name="T4">ProjectRole</text:span><text:span text:style-name="T8">.</text:span></text:p>
          </table:table-cell>
        </table:table-row>
      </table:table>
      <text:h text:style-name="P33" text:outline-level="3"><text:span text:style-name="T5">UserRole</text:span></text:h>
      <text:p text:style-name="P4"><text:span text:style-name="T13">Rola użytkownika. Opisuje jaką funkcję pełni użytkownik w aplikacji. Pełni funkcję agregatora uprawnień. Dziedziczy po klasie </text:span><text:span text:style-name="T5">Role</text:span><text:span text:style-name="T13">.</text:span></text:p>
      <text:h text:style-name="P13" text:outline-level="2"><text:span text:style-name="T14">Repozytoria</text:span></text:h>
      <text:p text:style-name="P8"><text:span text:style-name="T14">//TODO OPISAC JAK SA TWORZONE ORAZ JAKIE SA UTWORZONE REPOZYTORIA</text:span></text:p>
      <text:h text:style-name="P14" text:outline-level="2"><text:span text:style-name="T16">Serwisy</text:span></text:h>
      <text:p text:style-name="P9"><text:span text:style-name="T16">//TODO KOLEJNO SERWISY I CO ONE TAKIEGO ROBIA</text:span></text:p>
      <text:h text:style-name="P15" text:outline-level="2"><text:span text:style-name="T17">Kontrolery</text:span></text:h>
      <text:p text:style-name="P10"><text:span text:style-name="T17">//TODO JAKIE SA KONTROLERY I CO TAKIEGO ROBIA</text:span></text:p>
      <text:h text:style-name="P15" text:outline-level="2"><text:soft-page-break/><text:span text:style-name="T17">Opis interfejsu graficznego</text:span></text:h>
      <text:p text:style-name="P10"><text:span text:style-name="T17">//TODO PODZIAL MENU, JAKIS OPIS FUNKCJONALNOSCI, Z CZEGO SKORZYSTALISMY</text:span></text:p>
      <text:h text:style-name="P15" text:outline-level="2"><text:span text:style-name="T17">Raporty</text:span></text:h>
      <text:p text:style-name="P10"><text:span text:style-name="T17">//TODO Czym jest jasperreports i jak są generowane raporty</text:span></text:p>
      <text:h text:style-name="P15" text:outline-level="2"><text:span text:style-name="T17">Zabezpieczenia</text:span></text:h>
      <text:p text:style-name="P10"><text:span text:style-name="T17">//TODO Wykorzystanie Spring Security w naszym projekcie.</text:span></text:p>
      <text:h text:style-name="P15" text:outline-level="2"><text:span text:style-name="T17">Testy</text:span></text:h>
      <text:p text:style-name="P10"><text:span text:style-name="T17">//TODO Opis testów jakie napisaliśmy</text:span></text:p>
      <text:h text:style-name="P34" text:outline-level="3"><text:span text:style-name="T17">Testy jednostkowe</text:span></text:h>
      <text:p text:style-name="P10"><text:span text:style-name="T17">//TODO Mockito, jak to odpalamy – krótko</text:span></text:p>
      <text:h text:style-name="P34" text:outline-level="3"><text:span text:style-name="T17">Testy integracyjne</text:span></text:h>
      <text:p text:style-name="P10"><text:span text:style-name="T17">//TODO można się nieco rozpisać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4T22:28:52.80</meta:creation-date>
    <dc:date>2014-06-14T23:26:29.05</dc:date>
    <meta:editing-duration>PT27M9S</meta:editing-duration>
    <meta:editing-cycles>8</meta:editing-cycles>
    <meta:generator>LibreOffice/3.6$Windows_x86 LibreOffice_project/e29a214-2bbed72-0621de6-a97528c-8f066d</meta:generator>
    <meta:document-statistic meta:table-count="10" meta:image-count="0" meta:object-count="0" meta:page-count="5" meta:paragraph-count="194" meta:word-count="688" meta:character-count="5000" meta:non-whitespace-character-count="4532"/>
  </office:meta>
</office:document-meta>
</file>